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149ee8" officeooo:paragraph-rsid="00149ee8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officeooo:rsid="00149ee8" officeooo:paragraph-rsid="00149ee8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weight="bold" officeooo:rsid="00149ee8" officeooo:paragraph-rsid="00149ee8" style:font-weight-asian="bold" style:font-weight-complex="bold"/>
    </style:style>
    <style:style style:name="P4" style:family="paragraph" style:parent-style-name="Standard" style:list-style-name="L1">
      <style:text-properties officeooo:rsid="0016e429" officeooo:paragraph-rsid="0016e429"/>
    </style:style>
    <style:style style:name="P5" style:family="paragraph" style:parent-style-name="Standard" style:list-style-name="L1">
      <style:text-properties officeooo:rsid="00149ee8" officeooo:paragraph-rsid="00149ee8"/>
    </style:style>
    <style:style style:name="P6" style:family="paragraph" style:parent-style-name="Standard" style:list-style-name="L1">
      <style:text-properties officeooo:rsid="00149ee8" officeooo:paragraph-rsid="001607c3"/>
    </style:style>
    <style:style style:name="P7" style:family="paragraph" style:parent-style-name="Standard" style:list-style-name="L1">
      <style:text-properties fo:font-weight="bold" officeooo:rsid="00149ee8" officeooo:paragraph-rsid="001887d2" style:font-weight-asian="bold" style:font-weight-complex="bold"/>
    </style:style>
    <style:style style:name="P8" style:family="paragraph" style:parent-style-name="Standard" style:list-style-name="L1">
      <style:text-properties officeooo:rsid="0016e429" officeooo:paragraph-rsid="001887d2"/>
    </style:style>
    <style:style style:name="P9" style:family="paragraph" style:parent-style-name="Standard" style:list-style-name="L1">
      <style:text-properties officeooo:rsid="00149ee8" officeooo:paragraph-rsid="001887d2"/>
    </style:style>
    <style:style style:name="P10" style:family="paragraph" style:parent-style-name="Standard">
      <style:paragraph-properties fo:break-before="page"/>
      <style:text-properties fo:font-size="14pt" fo:font-weight="bold" officeooo:rsid="00149ee8" officeooo:paragraph-rsid="00149ee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49ee8" officeooo:paragraph-rsid="001607c3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officeooo:rsid="00149ee8" officeooo:paragraph-rsid="001c31ca"/>
    </style:style>
    <style:style style:name="P13" style:family="paragraph" style:parent-style-name="Standard" style:list-style-name="L1">
      <style:text-properties officeooo:rsid="0020cd45" officeooo:paragraph-rsid="0020cd45"/>
    </style:style>
    <style:style style:name="P14" style:family="paragraph" style:parent-style-name="Standard">
      <style:text-properties officeooo:rsid="00149ee8" officeooo:paragraph-rsid="00149ee8"/>
    </style:style>
    <style:style style:name="P15" style:family="paragraph" style:parent-style-name="Standard">
      <style:paragraph-properties fo:break-before="page"/>
      <style:text-properties fo:font-size="20pt" fo:font-weight="bold" officeooo:rsid="00149ee8" officeooo:paragraph-rsid="00149ee8" style:font-size-asian="20pt" style:font-weight-asian="bold" style:font-size-complex="20pt" style:font-weight-complex="bold"/>
    </style:style>
    <style:style style:name="P16" style:family="paragraph" style:parent-style-name="Standard" style:list-style-name="L1">
      <style:text-properties fo:font-weight="bold" officeooo:rsid="00149ee8" officeooo:paragraph-rsid="0016e429" style:font-weight-asian="bold" style:font-weight-complex="bold"/>
    </style:style>
    <style:style style:name="P17" style:family="paragraph" style:parent-style-name="Standard" style:list-style-name="L1">
      <style:text-properties officeooo:rsid="0016e429" officeooo:paragraph-rsid="0019c7dd"/>
    </style:style>
    <style:style style:name="P18" style:family="paragraph" style:parent-style-name="Standard" style:list-style-name="L1">
      <style:text-properties officeooo:rsid="00149ee8" officeooo:paragraph-rsid="0016e429"/>
    </style:style>
    <style:style style:name="P19" style:family="paragraph" style:parent-style-name="Standard" style:list-style-name="L1">
      <style:text-properties officeooo:rsid="00149ee8" officeooo:paragraph-rsid="0019c7dd"/>
    </style:style>
    <style:style style:name="P20" style:family="paragraph" style:parent-style-name="Standard">
      <style:paragraph-properties fo:break-before="page"/>
      <style:text-properties fo:font-size="14pt" fo:font-weight="bold" officeooo:rsid="00149ee8" officeooo:paragraph-rsid="001607c3" style:font-size-asian="14pt" style:font-weight-asian="bold" style:font-size-complex="14pt" style:font-weight-complex="bold"/>
    </style:style>
    <style:style style:name="P21" style:family="paragraph" style:parent-style-name="Standard" style:list-style-name="L2">
      <style:text-properties fo:font-weight="bold" officeooo:rsid="00149ee8" officeooo:paragraph-rsid="0016e429" style:font-weight-asian="bold" style:font-weight-complex="bold"/>
    </style:style>
    <style:style style:name="P22" style:family="paragraph" style:parent-style-name="Standard" style:list-style-name="L2">
      <style:text-properties officeooo:rsid="0016e429" officeooo:paragraph-rsid="0019c7dd"/>
    </style:style>
    <style:style style:name="P23" style:family="paragraph" style:parent-style-name="Standard" style:list-style-name="L2">
      <style:text-properties officeooo:rsid="00149ee8" officeooo:paragraph-rsid="0016e429"/>
    </style:style>
    <style:style style:name="P24" style:family="paragraph" style:parent-style-name="Standard" style:list-style-name="L1">
      <style:text-properties officeooo:rsid="00222ff8" officeooo:paragraph-rsid="00222ff8"/>
    </style:style>
    <style:style style:name="P25" style:family="paragraph" style:parent-style-name="Standard">
      <style:paragraph-properties fo:break-before="page"/>
      <style:text-properties fo:font-size="20pt" fo:font-weight="bold" officeooo:rsid="001c31ca" officeooo:paragraph-rsid="001c31ca" style:font-size-asian="20pt" style:font-weight-asian="bold" style:font-size-complex="20pt" style:font-weight-complex="bold"/>
    </style:style>
    <style:style style:name="P26" style:family="paragraph" style:parent-style-name="Standard">
      <style:text-properties officeooo:rsid="001c31ca" officeooo:paragraph-rsid="001c31ca"/>
    </style:style>
    <style:style style:name="P27" style:family="paragraph" style:parent-style-name="Standard" style:list-style-name="L3">
      <style:text-properties officeooo:rsid="001c31ca" officeooo:paragraph-rsid="001c31ca"/>
    </style:style>
    <style:style style:name="P28" style:family="paragraph" style:parent-style-name="Standard" style:list-style-name="L4">
      <style:text-properties officeooo:rsid="00222ff8" officeooo:paragraph-rsid="00222ff8"/>
    </style:style>
    <style:style style:name="P29" style:family="paragraph" style:parent-style-name="Standard" style:list-style-name="L5">
      <style:text-properties officeooo:rsid="001c31ca" officeooo:paragraph-rsid="001c31ca"/>
    </style:style>
    <style:style style:name="P30" style:family="paragraph" style:parent-style-name="Standard" style:list-style-name="L6">
      <style:text-properties officeooo:rsid="001c31ca" officeooo:paragraph-rsid="001c31ca"/>
    </style:style>
    <style:style style:name="P31" style:family="paragraph" style:parent-style-name="Standard">
      <style:text-properties officeooo:rsid="001dd60a" officeooo:paragraph-rsid="001dd60a"/>
    </style:style>
    <style:style style:name="P32" style:family="paragraph" style:parent-style-name="Standard" style:list-style-name="L7">
      <style:text-properties officeooo:rsid="001dd60a" officeooo:paragraph-rsid="001dd60a"/>
    </style:style>
    <style:style style:name="P33" style:family="paragraph" style:parent-style-name="Standard">
      <style:text-properties officeooo:rsid="001f6240" officeooo:paragraph-rsid="001f6240"/>
    </style:style>
    <style:style style:name="P34" style:family="paragraph" style:parent-style-name="Standard" style:list-style-name="L8">
      <style:text-properties officeooo:rsid="001f6240" officeooo:paragraph-rsid="001f6240"/>
    </style:style>
    <style:style style:name="T1" style:family="text">
      <style:text-properties officeooo:rsid="0016e429"/>
    </style:style>
    <style:style style:name="T2" style:family="text">
      <style:text-properties officeooo:rsid="001a6233"/>
    </style:style>
    <style:style style:name="T3" style:family="text">
      <style:text-properties officeooo:rsid="00222ff8"/>
    </style:style>
    <style:style style:name="T4" style:family="text">
      <style:text-properties officeooo:rsid="0023a3ce"/>
    </style:style>
    <style:style style:name="T5" style:family="text">
      <style:text-properties officeooo:rsid="001887d2"/>
    </style:style>
    <style:style style:name="T6" style:family="text">
      <style:text-properties officeooo:rsid="001c31ca"/>
    </style:style>
    <style:style style:name="T7" style:family="text">
      <style:text-properties officeooo:rsid="001dd60a"/>
    </style:style>
    <style:style style:name="T8" style:family="text">
      <style:text-properties officeooo:rsid="0020cd45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ALT BUFF</text:p>
      <text:p text:style-name="P2">FIRE</text:p>
      <text:list text:style-name="L1">
        <text:list-item>
          <text:p text:style-name="P3">T1</text:p>
          <text:list>
            <text:list-item>
              <text:p text:style-name="P4">1.1x FOR</text:p>
            </text:list-item>
            <text:list-item>
              <text:p text:style-name="P5">X</text:p>
            </text:list-item>
            <text:list-item>
              <text:p text:style-name="P5">X</text:p>
            </text:list-item>
          </text:list>
        </text:list-item>
        <text:list-item>
          <text:p text:style-name="P3">T2</text:p>
          <text:list>
            <text:list-item>
              <text:p text:style-name="P6">+<text:span text:style-name="T1">0.15x FOR (1.25x)</text:span></text:p>
            </text:list-item>
            <text:list-item>
              <text:p text:style-name="P4">1.15x STR</text:p>
            </text:list-item>
            <text:list-item>
              <text:p text:style-name="P5">+<text:span text:style-name="T2">FireHerald</text:span>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6">+<text:span text:style-name="T1">0.15x FOR (1.4x)</text:span></text:p>
            </text:list-item>
            <text:list-item>
              <text:p text:style-name="P6">+<text:span text:style-name="T1">0.2x STR (1.35x)</text:span></text:p>
            </text:list-item>
            <text:list-item>
              <text:p text:style-name="P4">1.3x OFF</text:p>
            </text:list-item>
            <text:list-item>
              <text:p text:style-name="P5">+Z</text:p>
            </text:list-item>
            <text:list-item>
              <text:p text:style-name="P5">+<text:span text:style-name="T3">DemonicDurability </text:span><text:span text:style-name="T4">4</text:span></text:p>
            </text:list-item>
          </text:list>
        </text:list-item>
      </text:list>
      <text:p text:style-name="P2">WATER</text:p>
      <text:list text:continue-numbering="true" text:style-name="L1">
        <text:list-item>
          <text:p text:style-name="P7">T1</text:p>
          <text:list>
            <text:list-item>
              <text:p text:style-name="P8">1.1x <text:span text:style-name="T5">END</text:span></text:p>
            </text:list-item>
            <text:list-item>
              <text:p text:style-name="P9">X</text:p>
            </text:list-item>
            <text:list-item>
              <text:p text:style-name="P9">X</text:p>
            </text:list-item>
          </text:list>
        </text:list-item>
        <text:list-item>
          <text:p text:style-name="P7">T2</text:p>
          <text:list>
            <text:list-item>
              <text:p text:style-name="P9">+<text:span text:style-name="T1">0.15x </text:span><text:span text:style-name="T5">END</text:span><text:span text:style-name="T1"> (1.25x)</text:span></text:p>
            </text:list-item>
            <text:list-item>
              <text:p text:style-name="P8">1.15x <text:span text:style-name="T5">FOR</text:span></text:p>
            </text:list-item>
            <text:list-item>
              <text:p text:style-name="P9">+<text:span text:style-name="T2">IceHerald</text:span></text:p>
            </text:list-item>
            <text:list-item>
              <text:p text:style-name="P9">+Y</text:p>
            </text:list-item>
          </text:list>
        </text:list-item>
        <text:list-item>
          <text:p text:style-name="P7">T3</text:p>
          <text:list>
            <text:list-item>
              <text:p text:style-name="P9">+<text:span text:style-name="T1">0.15x </text:span><text:span text:style-name="T5">END </text:span><text:span text:style-name="T1">(1.4x)</text:span></text:p>
            </text:list-item>
            <text:list-item>
              <text:p text:style-name="P9">+<text:span text:style-name="T1">0.2x FOR (1.35x)</text:span></text:p>
            </text:list-item>
            <text:list-item>
              <text:p text:style-name="P8">1.3x <text:span text:style-name="T5">DEF</text:span></text:p>
            </text:list-item>
            <text:list-item>
              <text:p text:style-name="P5">+Z</text:p>
            </text:list-item>
            <text:list-item>
              <text:p text:style-name="P5">+Z</text:p>
            </text:list-item>
          </text:list>
        </text:list-item>
      </text:list>
      <text:p text:style-name="P2"/>
      <text:p text:style-name="P10">EARTH</text:p>
      <text:list text:continue-numbering="true" text:style-name="L1">
        <text:list-item>
          <text:p text:style-name="P7">T1</text:p>
          <text:list>
            <text:list-item>
              <text:p text:style-name="P8">1.1x FOR</text:p>
            </text:list-item>
            <text:list-item>
              <text:p text:style-name="P9">X</text:p>
            </text:list-item>
            <text:list-item>
              <text:p text:style-name="P9">X</text:p>
            </text:list-item>
          </text:list>
        </text:list-item>
        <text:list-item>
          <text:p text:style-name="P7">T2</text:p>
          <text:list>
            <text:list-item>
              <text:p text:style-name="P9">+<text:span text:style-name="T1">0.15x FOR (1.25x)</text:span></text:p>
            </text:list-item>
            <text:list-item>
              <text:p text:style-name="P8">1.15x <text:span text:style-name="T5">END</text:span></text:p>
            </text:list-item>
            <text:list-item>
              <text:p text:style-name="P9">+<text:span text:style-name="T2">EarthHerald</text:span></text:p>
            </text:list-item>
            <text:list-item>
              <text:p text:style-name="P9">+Y</text:p>
            </text:list-item>
          </text:list>
        </text:list-item>
        <text:list-item>
          <text:p text:style-name="P7">T3</text:p>
          <text:list>
            <text:list-item>
              <text:p text:style-name="P9">+<text:span text:style-name="T1">0.15x FOR (1.4x)</text:span></text:p>
            </text:list-item>
            <text:list-item>
              <text:p text:style-name="P9">+<text:span text:style-name="T1">0.2x </text:span><text:span text:style-name="T5">END</text:span><text:span text:style-name="T1"> (1.35x)</text:span></text:p>
            </text:list-item>
            <text:list-item>
              <text:p text:style-name="P8">1.3x <text:span text:style-name="T5">DEF</text:span></text:p>
            </text:list-item>
            <text:list-item>
              <text:p text:style-name="P9">+Z</text:p>
            </text:list-item>
            <text:list-item>
              <text:p text:style-name="P9">+Z</text:p>
            </text:list-item>
          </text:list>
        </text:list-item>
      </text:list>
      <text:p text:style-name="P2">WIND</text:p>
      <text:list text:continue-numbering="true" text:style-name="L1">
        <text:list-item>
          <text:p text:style-name="P7">T1</text:p>
          <text:list>
            <text:list-item>
              <text:p text:style-name="P8">1.1x FOR</text:p>
            </text:list-item>
            <text:list-item>
              <text:p text:style-name="P9">X</text:p>
            </text:list-item>
            <text:list-item>
              <text:p text:style-name="P9">X</text:p>
            </text:list-item>
          </text:list>
        </text:list-item>
        <text:list-item>
          <text:p text:style-name="P7">T2</text:p>
          <text:list>
            <text:list-item>
              <text:p text:style-name="P9">+<text:span text:style-name="T1">0.15x FOR (1.25x)</text:span></text:p>
            </text:list-item>
            <text:list-item>
              <text:p text:style-name="P8">1.15x <text:span text:style-name="T5">SPD</text:span></text:p>
            </text:list-item>
            <text:list-item>
              <text:p text:style-name="P9">+<text:span text:style-name="T2">ThunderHerald</text:span></text:p>
            </text:list-item>
            <text:list-item>
              <text:p text:style-name="P9">+Y</text:p>
            </text:list-item>
          </text:list>
        </text:list-item>
        <text:list-item>
          <text:p text:style-name="P7">T3</text:p>
          <text:list>
            <text:list-item>
              <text:p text:style-name="P9">+<text:span text:style-name="T1">0.15x FOR (1.4x)</text:span></text:p>
            </text:list-item>
            <text:list-item>
              <text:p text:style-name="P9">+<text:span text:style-name="T1">0.2x </text:span><text:span text:style-name="T5">SPD </text:span><text:span text:style-name="T1">(1.35x)</text:span></text:p>
            </text:list-item>
            <text:list-item>
              <text:p text:style-name="P8">1.3x OFF</text:p>
            </text:list-item>
            <text:list-item>
              <text:p text:style-name="P9">+Z</text:p>
            </text:list-item>
            <text:list-item>
              <text:p text:style-name="P9">+<text:span text:style-name="T3">Godspeed 2</text:span></text:p>
            </text:list-item>
          </text:list>
        </text:list-item>
      </text:list>
      <text:p text:style-name="P2"/>
      <text:p text:style-name="P10">LIGHT</text:p>
      <text:list text:continue-numbering="true" text:style-name="L1">
        <text:list-item>
          <text:p text:style-name="P7">T1</text:p>
          <text:list>
            <text:list-item>
              <text:p text:style-name="P8">1.1x <text:span text:style-name="T5">SPD</text:span></text:p>
            </text:list-item>
            <text:list-item>
              <text:p text:style-name="P9">X</text:p>
            </text:list-item>
            <text:list-item>
              <text:p text:style-name="P9">X</text:p>
            </text:list-item>
          </text:list>
        </text:list-item>
        <text:list-item>
          <text:p text:style-name="P7">T2</text:p>
          <text:list>
            <text:list-item>
              <text:p text:style-name="P9">+<text:span text:style-name="T1">0.15x </text:span><text:span text:style-name="T5">SPD</text:span><text:span text:style-name="T1"> (1.25x)</text:span></text:p>
            </text:list-item>
            <text:list-item>
              <text:p text:style-name="P8">1.15x <text:span text:style-name="T5">END</text:span></text:p>
            </text:list-item>
            <text:list-item>
              <text:p text:style-name="P9">+Y</text:p>
            </text:list-item>
            <text:list-item>
              <text:p text:style-name="P9">+Y</text:p>
            </text:list-item>
          </text:list>
        </text:list-item>
        <text:list-item>
          <text:p text:style-name="P7">T3</text:p>
          <text:list>
            <text:list-item>
              <text:p text:style-name="P9">+<text:span text:style-name="T1">0.15x </text:span><text:span text:style-name="T5">SPD</text:span><text:span text:style-name="T1"> (1.4x)</text:span></text:p>
            </text:list-item>
            <text:list-item>
              <text:p text:style-name="P9">+<text:span text:style-name="T1">0.2x </text:span><text:span text:style-name="T5">END</text:span><text:span text:style-name="T1"> (1.35x)</text:span></text:p>
            </text:list-item>
            <text:list-item>
              <text:p text:style-name="P8">1.3x <text:span text:style-name="T5">DEF</text:span></text:p>
            </text:list-item>
            <text:list-item>
              <text:p text:style-name="P9">+Z</text:p>
            </text:list-item>
            <text:list-item>
              <text:p text:style-name="P9">+<text:span text:style-name="T6">AngelicInfusion</text:span></text:p>
            </text:list-item>
          </text:list>
        </text:list-item>
      </text:list>
      <text:p text:style-name="P11">DARK</text:p>
      <text:list text:continue-numbering="true" text:style-name="L1">
        <text:list-item>
          <text:p text:style-name="P7">T1</text:p>
          <text:list>
            <text:list-item>
              <text:p text:style-name="P8">1.1x <text:span text:style-name="T5">STR</text:span></text:p>
            </text:list-item>
            <text:list-item>
              <text:p text:style-name="P9">X</text:p>
            </text:list-item>
            <text:list-item>
              <text:p text:style-name="P9">X</text:p>
            </text:list-item>
          </text:list>
        </text:list-item>
        <text:list-item>
          <text:p text:style-name="P7">T2</text:p>
          <text:list>
            <text:list-item>
              <text:p text:style-name="P9">+<text:span text:style-name="T1">0.15x FOR (1.25x)</text:span></text:p>
            </text:list-item>
            <text:list-item>
              <text:p text:style-name="P8">1.15x <text:span text:style-name="T5">STR</text:span></text:p>
            </text:list-item>
            <text:list-item>
              <text:p text:style-name="P9">+<text:span text:style-name="T6">Y</text:span></text:p>
            </text:list-item>
            <text:list-item>
              <text:p text:style-name="P9">+Y</text:p>
            </text:list-item>
          </text:list>
        </text:list-item>
        <text:list-item>
          <text:p text:style-name="P7">T3</text:p>
          <text:list>
            <text:list-item>
              <text:p text:style-name="P9">+<text:span text:style-name="T1">0.15x </text:span><text:span text:style-name="T5">STR</text:span><text:span text:style-name="T1"> (1.4x)</text:span></text:p>
            </text:list-item>
            <text:list-item>
              <text:p text:style-name="P9">+<text:span text:style-name="T1">0.2x FOR (1.35x)</text:span></text:p>
            </text:list-item>
            <text:list-item>
              <text:p text:style-name="P8">1.3x OFF</text:p>
            </text:list-item>
            <text:list-item>
              <text:p text:style-name="P12">+<text:span text:style-name="T6">Z</text:span></text:p>
            </text:list-item>
            <text:list-item>
              <text:p text:style-name="P12">+<text:span text:style-name="T2">DemonicInfusion</text:span></text:p>
            </text:list-item>
          </text:list>
        </text:list-item>
      </text:list>
      <text:p text:style-name="P2"/>
      <text:p text:style-name="P10">TIME</text:p>
      <text:list text:continue-numbering="true" text:style-name="L1">
        <text:list-item>
          <text:p text:style-name="P7">T1</text:p>
          <text:list>
            <text:list-item>
              <text:p text:style-name="P8">1.1x FOR</text:p>
            </text:list-item>
            <text:list-item>
              <text:p text:style-name="P13">Technique Mastery 2</text:p>
            </text:list-item>
            <text:list-item>
              <text:p text:style-name="P9">X</text:p>
            </text:list-item>
          </text:list>
        </text:list-item>
        <text:list-item>
          <text:p text:style-name="P7">T2</text:p>
          <text:list>
            <text:list-item>
              <text:p text:style-name="P9">+<text:span text:style-name="T1">0.15x FOR (1.25x)</text:span></text:p>
            </text:list-item>
            <text:list-item>
              <text:p text:style-name="P8">1.15x <text:span text:style-name="T5">SPD</text:span></text:p>
            </text:list-item>
            <text:list-item>
              <text:p text:style-name="P9">+<text:span text:style-name="T3">Blubber 2</text:span></text:p>
            </text:list-item>
            <text:list-item>
              <text:p text:style-name="P9">+Y</text:p>
            </text:list-item>
          </text:list>
        </text:list-item>
        <text:list-item>
          <text:p text:style-name="P7">T3</text:p>
          <text:list>
            <text:list-item>
              <text:p text:style-name="P9">+<text:span text:style-name="T1">0.15x FOR (1.4x)</text:span></text:p>
            </text:list-item>
            <text:list-item>
              <text:p text:style-name="P9">+<text:span text:style-name="T1">0.2x </text:span><text:span text:style-name="T5">SPD</text:span><text:span text:style-name="T1"> (1.35x)</text:span></text:p>
            </text:list-item>
            <text:list-item>
              <text:p text:style-name="P8">1.3x <text:span text:style-name="T5">DEF</text:span></text:p>
            </text:list-item>
            <text:list-item>
              <text:p text:style-name="P9">+<text:span text:style-name="T3">FluidForm</text:span></text:p>
            </text:list-item>
            <text:list-item>
              <text:p text:style-name="P9">+<text:span text:style-name="T7">Entropic </text:span><text:span text:style-name="T8">1</text:span></text:p>
            </text:list-item>
          </text:list>
        </text:list-item>
      </text:list>
      <text:p text:style-name="P2">SPACE</text:p>
      <text:list text:continue-numbering="true" text:style-name="L1">
        <text:list-item>
          <text:p text:style-name="P7">T1</text:p>
          <text:list>
            <text:list-item>
              <text:p text:style-name="P8">1.1x <text:span text:style-name="T5">SPD</text:span></text:p>
            </text:list-item>
            <text:list-item>
              <text:p text:style-name="P13">X</text:p>
            </text:list-item>
            <text:list-item>
              <text:p text:style-name="P9">X</text:p>
            </text:list-item>
          </text:list>
        </text:list-item>
        <text:list-item>
          <text:p text:style-name="P7">T2</text:p>
          <text:list>
            <text:list-item>
              <text:p text:style-name="P9">+<text:span text:style-name="T1">0.15x </text:span><text:span text:style-name="T5">SPD</text:span><text:span text:style-name="T1"> (1.25x)</text:span></text:p>
            </text:list-item>
            <text:list-item>
              <text:p text:style-name="P8">1.15x FOR</text:p>
            </text:list-item>
            <text:list-item>
              <text:p text:style-name="P9">+<text:span text:style-name="T8">Siphon 2</text:span></text:p>
            </text:list-item>
            <text:list-item>
              <text:p text:style-name="P9">+<text:span text:style-name="T8">PUSpike 5</text:span></text:p>
            </text:list-item>
          </text:list>
        </text:list-item>
        <text:list-item>
          <text:p text:style-name="P7">T3</text:p>
          <text:list>
            <text:list-item>
              <text:p text:style-name="P9">+<text:span text:style-name="T1">0.15x </text:span><text:span text:style-name="T5">SPD</text:span><text:span text:style-name="T1"> (1.4x)</text:span></text:p>
            </text:list-item>
            <text:list-item>
              <text:p text:style-name="P9">+<text:span text:style-name="T1">0.2x FOR (1.35x)</text:span></text:p>
            </text:list-item>
            <text:list-item>
              <text:p text:style-name="P8">1.3x OFF</text:p>
            </text:list-item>
            <text:list-item>
              <text:p text:style-name="P9">+<text:span text:style-name="T8">Steady </text:span><text:span text:style-name="T3">2</text:span></text:p>
            </text:list-item>
            <text:list-item>
              <text:p text:style-name="P9">+<text:span text:style-name="T8">Vortex 5</text:span></text:p>
            </text:list-item>
          </text:list>
        </text:list-item>
      </text:list>
      <text:p text:style-name="P14"/>
      <text:p text:style-name="P14"/>
      <text:p text:style-name="P15">GESTALT STYLE</text:p>
      <text:p text:style-name="P2">FIRE</text:p>
      <text:list text:continue-numbering="true" text:style-name="L1">
        <text:list-item>
          <text:p text:style-name="P3">T1</text:p>
          <text:list>
            <text:list-item>
              <text:p text:style-name="P4">1.2x STR</text:p>
            </text:list-item>
            <text:list-item>
              <text:p text:style-name="P4">1.15x FOR</text:p>
            </text:list-item>
            <text:list-item>
              <text:p text:style-name="P4">1.1x OFF</text:p>
            </text:list-item>
            <text:list-item>
              <text:p text:style-name="P5">X</text:p>
            </text:list-item>
            <text:list-item>
              <text:p text:style-name="P5">X</text:p>
            </text:list-item>
          </text:list>
        </text:list-item>
        <text:list-item>
          <text:p text:style-name="P3">T2</text:p>
          <text:list>
            <text:list-item>
              <text:p text:style-name="P5">+<text:span text:style-name="T1">0.2x STR (1.4x)</text:span></text:p>
            </text:list-item>
            <text:list-item>
              <text:p text:style-name="P5">+<text:span text:style-name="T1">0.2x FOR (1.35x)</text:span></text:p>
            </text:list-item>
            <text:list-item>
              <text:p text:style-name="P5">+<text:span text:style-name="T1">0.2x OFF (1.3x)</text:span></text:p>
            </text:list-item>
            <text:list-item>
              <text:p text:style-name="P5">+<text:span text:style-name="T3">Momentum 2</text:span></text:p>
            </text:list-item>
            <text:list-item>
              <text:p text:style-name="P5">+<text:span text:style-name="T3">Brutalize 2</text:span></text:p>
            </text:list-item>
          </text:list>
        </text:list-item>
        <text:list-item>
          <text:p text:style-name="P3">T3</text:p>
          <text:list>
            <text:list-item>
              <text:p text:style-name="P5">+<text:span text:style-name="T1">0.5x STR (1.9x)</text:span></text:p>
            </text:list-item>
            <text:list-item>
              <text:p text:style-name="P5">+<text:span text:style-name="T1">0.4x FOR (1.75x)</text:span></text:p>
            </text:list-item>
            <text:list-item>
              <text:p text:style-name="P5">+<text:span text:style-name="T1">0.3x OFF (1.6x)</text:span></text:p>
            </text:list-item>
            <text:list-item>
              <text:p text:style-name="P5">+<text:span text:style-name="T8">MartialMagic</text:span></text:p>
            </text:list-item>
            <text:list-item>
              <text:p text:style-name="P5">+<text:span text:style-name="T3">PureDamage 3</text:span></text:p>
            </text:list-item>
          </text:list>
        </text:list-item>
      </text:list>
      <text:p text:style-name="P2">WATER</text:p>
      <text:list xml:id="list10648057528886" text:continue-numbering="true" text:style-name="L1">
        <text:list-item>
          <text:p text:style-name="P16">T1</text:p>
          <text:list>
            <text:list-item>
              <text:p text:style-name="P17">1.2x FOR</text:p>
            </text:list-item>
            <text:list-item>
              <text:p text:style-name="P17">1.15x <text:span text:style-name="T5">END</text:span></text:p>
            </text:list-item>
            <text:list-item>
              <text:p text:style-name="P17">1.1x <text:span text:style-name="T5">DEF</text:span></text:p>
            </text:list-item>
            <text:list-item>
              <text:p text:style-name="P18">X</text:p>
            </text:list-item>
            <text:list-item>
              <text:p text:style-name="P18">X</text:p>
            </text:list-item>
          </text:list>
        </text:list-item>
        <text:list-item>
          <text:p text:style-name="P3">T2</text:p>
          <text:list>
            <text:list-item>
              <text:p text:style-name="P19">+<text:span text:style-name="T1">0.2x FOR (1.4x)</text:span></text:p>
            </text:list-item>
            <text:list-item>
              <text:p text:style-name="P19">+<text:span text:style-name="T1">0.2x </text:span><text:span text:style-name="T5">END</text:span><text:span text:style-name="T1"> (1.35x)</text:span></text:p>
            </text:list-item>
            <text:list-item>
              <text:p text:style-name="P19">+<text:span text:style-name="T1">0.2x </text:span><text:span text:style-name="T5">DEF</text:span><text:span text:style-name="T1"> (1.3x)</text:span></text:p>
            </text:list-item>
            <text:list-item>
              <text:p text:style-name="P5">+<text:span text:style-name="T2">Y</text:span>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19">+<text:span text:style-name="T1">0.5x FOR (1.9x)</text:span></text:p>
            </text:list-item>
            <text:list-item>
              <text:p text:style-name="P19">+<text:span text:style-name="T1">0.4x </text:span><text:span text:style-name="T5">END</text:span><text:span text:style-name="T1"> (1.75x)</text:span></text:p>
            </text:list-item>
            <text:list-item>
              <text:p text:style-name="P19">+<text:span text:style-name="T1">0.3x </text:span><text:span text:style-name="T5">DEF</text:span><text:span text:style-name="T1"> (1.6x)</text:span></text:p>
            </text:list-item>
            <text:list-item>
              <text:p text:style-name="P5">+<text:span text:style-name="T3">LikeWater </text:span><text:span text:style-name="T4">4</text:span></text:p>
            </text:list-item>
            <text:list-item>
              <text:p text:style-name="P5">+Z</text:p>
            </text:list-item>
          </text:list>
        </text:list-item>
      </text:list>
      <text:p text:style-name="P14"/>
      <text:p text:style-name="P20">EARTH</text:p>
      <text:list text:style-name="L2">
        <text:list-item>
          <text:p text:style-name="P21">T1</text:p>
          <text:list>
            <text:list-item>
              <text:p text:style-name="P22">1.2x <text:span text:style-name="T5">END</text:span></text:p>
            </text:list-item>
            <text:list-item>
              <text:p text:style-name="P22">1.15x FOR</text:p>
            </text:list-item>
            <text:list-item>
              <text:p text:style-name="P22">1.1x <text:span text:style-name="T5">DEF</text:span></text:p>
            </text:list-item>
            <text:list-item>
              <text:p text:style-name="P23">X</text:p>
            </text:list-item>
            <text:list-item>
              <text:p text:style-name="P23">X</text:p>
            </text:list-item>
          </text:list>
        </text:list-item>
      </text:list>
      <text:list text:continue-list="list10648057528886" text:style-name="L1">
        <text:list-item>
          <text:p text:style-name="P3">T2</text:p>
          <text:list>
            <text:list-item>
              <text:p text:style-name="P19">+<text:span text:style-name="T1">0.2x </text:span><text:span text:style-name="T5">END</text:span><text:span text:style-name="T1"> (1.4x)</text:span></text:p>
            </text:list-item>
            <text:list-item>
              <text:p text:style-name="P19">+<text:span text:style-name="T1">0.2x FOR (1.35x)</text:span></text:p>
            </text:list-item>
            <text:list-item>
              <text:p text:style-name="P19">+<text:span text:style-name="T1">0.2x </text:span><text:span text:style-name="T5">DEF</text:span><text:span text:style-name="T1"> (1.3x)</text:span></text:p>
            </text:list-item>
            <text:list-item>
              <text:p text:style-name="P5">+<text:span text:style-name="T2">Y</text:span>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19">+<text:span text:style-name="T1">0.5x </text:span><text:span text:style-name="T5">END</text:span><text:span text:style-name="T1"> (1.9x)</text:span></text:p>
            </text:list-item>
            <text:list-item>
              <text:p text:style-name="P19">+<text:span text:style-name="T1">0.4x FOR (1.75x)</text:span></text:p>
            </text:list-item>
            <text:list-item>
              <text:p text:style-name="P19">+<text:span text:style-name="T1">0.3x </text:span><text:span text:style-name="T5">DEF</text:span><text:span text:style-name="T1"> (1.6x)</text:span></text:p>
            </text:list-item>
            <text:list-item>
              <text:p text:style-name="P5">+Z</text:p>
            </text:list-item>
            <text:list-item>
              <text:p text:style-name="P5">+<text:span text:style-name="T3">PureReduction 3</text:span></text:p>
            </text:list-item>
          </text:list>
        </text:list-item>
      </text:list>
      <text:p text:style-name="P2">WIND</text:p>
      <text:list text:continue-numbering="true" text:style-name="L1">
        <text:list-item>
          <text:p text:style-name="P16">T1</text:p>
          <text:list>
            <text:list-item>
              <text:p text:style-name="P17">1.2x <text:span text:style-name="T5">SPD</text:span></text:p>
            </text:list-item>
            <text:list-item>
              <text:p text:style-name="P17">1.15x FOR</text:p>
            </text:list-item>
            <text:list-item>
              <text:p text:style-name="P17">1.1x OFF</text:p>
            </text:list-item>
            <text:list-item>
              <text:p text:style-name="P24">BlurringStrikes 1</text:p>
            </text:list-item>
            <text:list-item>
              <text:p text:style-name="P18">X</text:p>
            </text:list-item>
          </text:list>
        </text:list-item>
        <text:list-item>
          <text:p text:style-name="P3">T2</text:p>
          <text:list>
            <text:list-item>
              <text:p text:style-name="P19">+<text:span text:style-name="T1">0.2x </text:span><text:span text:style-name="T5">SPD</text:span><text:span text:style-name="T1"> (1.4x)</text:span></text:p>
            </text:list-item>
            <text:list-item>
              <text:p text:style-name="P19">+<text:span text:style-name="T1">0.2x FOR (1.35x)</text:span></text:p>
            </text:list-item>
            <text:list-item>
              <text:p text:style-name="P19">+<text:span text:style-name="T1">0.2x OFF (1.3x)</text:span></text:p>
            </text:list-item>
            <text:list-item>
              <text:p text:style-name="P5">+<text:span text:style-name="T3">Fury 2</text:span>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19">+<text:span text:style-name="T1">0.5x </text:span><text:span text:style-name="T5">SPD</text:span><text:span text:style-name="T1"> (1.9x)</text:span></text:p>
            </text:list-item>
            <text:list-item>
              <text:p text:style-name="P19">+<text:span text:style-name="T1">0.4x FOR (1.75x)</text:span></text:p>
            </text:list-item>
            <text:list-item>
              <text:p text:style-name="P19">+<text:span text:style-name="T1">0.3x OFF (1.6x)</text:span></text:p>
            </text:list-item>
            <text:list-item>
              <text:p text:style-name="P5">+<text:span text:style-name="T3">Flicker 3</text:span></text:p>
            </text:list-item>
            <text:list-item>
              <text:p text:style-name="P5">+<text:span text:style-name="T4">BlurringStrikes 3</text:span></text:p>
            </text:list-item>
          </text:list>
        </text:list-item>
      </text:list>
      <text:p text:style-name="P2"/>
      <text:p text:style-name="P10">LIGHT</text:p>
      <text:list text:continue-numbering="true" text:style-name="L1">
        <text:list-item>
          <text:p text:style-name="P16">T1</text:p>
          <text:list>
            <text:list-item>
              <text:p text:style-name="P17">1.2x <text:span text:style-name="T5">END</text:span></text:p>
            </text:list-item>
            <text:list-item>
              <text:p text:style-name="P17">1.15x <text:span text:style-name="T5">SPD</text:span></text:p>
            </text:list-item>
            <text:list-item>
              <text:p text:style-name="P17">1.1x <text:span text:style-name="T5">DEF</text:span></text:p>
            </text:list-item>
            <text:list-item>
              <text:p text:style-name="P18">X</text:p>
            </text:list-item>
            <text:list-item>
              <text:p text:style-name="P18">X</text:p>
            </text:list-item>
          </text:list>
        </text:list-item>
        <text:list-item>
          <text:p text:style-name="P3">T2</text:p>
          <text:list>
            <text:list-item>
              <text:p text:style-name="P19">+<text:span text:style-name="T1">0.2x </text:span><text:span text:style-name="T5">END</text:span><text:span text:style-name="T1"> (1.4x)</text:span></text:p>
            </text:list-item>
            <text:list-item>
              <text:p text:style-name="P19">+<text:span text:style-name="T1">0.2x </text:span><text:span text:style-name="T5">SPD</text:span><text:span text:style-name="T1"> (1.35x)</text:span></text:p>
            </text:list-item>
            <text:list-item>
              <text:p text:style-name="P19">+<text:span text:style-name="T1">0.2x </text:span><text:span text:style-name="T5">DEF</text:span><text:span text:style-name="T1"> (1.3x)</text:span></text:p>
            </text:list-item>
            <text:list-item>
              <text:p text:style-name="P5">+Y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19">+<text:span text:style-name="T1">0.5x </text:span><text:span text:style-name="T5">END</text:span><text:span text:style-name="T1"> (1.9x)</text:span></text:p>
            </text:list-item>
            <text:list-item>
              <text:p text:style-name="P19">+<text:span text:style-name="T1">0.4x </text:span><text:span text:style-name="T5">SPD</text:span><text:span text:style-name="T1"> (1.75x)</text:span></text:p>
            </text:list-item>
            <text:list-item>
              <text:p text:style-name="P19">+<text:span text:style-name="T1">0.3x </text:span><text:span text:style-name="T5">DEF</text:span><text:span text:style-name="T1"> (1.6x)</text:span></text:p>
            </text:list-item>
            <text:list-item>
              <text:p text:style-name="P5">+<text:span text:style-name="T3">HolyMod 5</text:span></text:p>
            </text:list-item>
            <text:list-item>
              <text:p text:style-name="P5">+<text:span text:style-name="T3">Fury 2</text:span></text:p>
            </text:list-item>
          </text:list>
        </text:list-item>
      </text:list>
      <text:p text:style-name="P2">DARK</text:p>
      <text:list text:continue-numbering="true" text:style-name="L1">
        <text:list-item>
          <text:p text:style-name="P16">T1</text:p>
          <text:list>
            <text:list-item>
              <text:p text:style-name="P17">1.2x FOR</text:p>
            </text:list-item>
            <text:list-item>
              <text:p text:style-name="P17">1.15x STR</text:p>
            </text:list-item>
            <text:list-item>
              <text:p text:style-name="P17">1.1x OFF</text:p>
            </text:list-item>
            <text:list-item>
              <text:p text:style-name="P18">X</text:p>
            </text:list-item>
            <text:list-item>
              <text:p text:style-name="P18">X</text:p>
            </text:list-item>
          </text:list>
        </text:list-item>
        <text:list-item>
          <text:p text:style-name="P3">T2</text:p>
          <text:list>
            <text:list-item>
              <text:p text:style-name="P19">+<text:span text:style-name="T1">0.2x FOR (1.4x)</text:span></text:p>
            </text:list-item>
            <text:list-item>
              <text:p text:style-name="P19">+<text:span text:style-name="T1">0.2x STR (1.35x)</text:span></text:p>
            </text:list-item>
            <text:list-item>
              <text:p text:style-name="P19">+<text:span text:style-name="T1">0.2x OFF (1.3x)</text:span></text:p>
            </text:list-item>
            <text:list-item>
              <text:p text:style-name="P5">+Y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19">+<text:span text:style-name="T1">0.5x FOR (1.9x)</text:span></text:p>
            </text:list-item>
            <text:list-item>
              <text:p text:style-name="P19">+<text:span text:style-name="T1">0.4x STR (1.75x)</text:span></text:p>
            </text:list-item>
            <text:list-item>
              <text:p text:style-name="P19">+<text:span text:style-name="T1">0.3x OFF (1.6x)</text:span></text:p>
            </text:list-item>
            <text:list-item>
              <text:p text:style-name="P5">+<text:span text:style-name="T3">Momentum 2</text:span></text:p>
            </text:list-item>
            <text:list-item>
              <text:p text:style-name="P5">+Z</text:p>
            </text:list-item>
          </text:list>
        </text:list-item>
      </text:list>
      <text:p text:style-name="P2"/>
      <text:p text:style-name="P10">TIME</text:p>
      <text:list text:continue-numbering="true" text:style-name="L1">
        <text:list-item>
          <text:p text:style-name="P16">T1</text:p>
          <text:list>
            <text:list-item>
              <text:p text:style-name="P17">1.2x <text:span text:style-name="T5">SPD</text:span></text:p>
            </text:list-item>
            <text:list-item>
              <text:p text:style-name="P17">1.15x FOR</text:p>
            </text:list-item>
            <text:list-item>
              <text:p text:style-name="P17">1.1x <text:span text:style-name="T5">DEF</text:span></text:p>
            </text:list-item>
            <text:list-item>
              <text:p text:style-name="P18">X</text:p>
            </text:list-item>
            <text:list-item>
              <text:p text:style-name="P18">X</text:p>
            </text:list-item>
          </text:list>
        </text:list-item>
        <text:list-item>
          <text:p text:style-name="P3">T2</text:p>
          <text:list>
            <text:list-item>
              <text:p text:style-name="P19">+<text:span text:style-name="T1">0.2x </text:span><text:span text:style-name="T5">SPD</text:span><text:span text:style-name="T1"> (1.4x)</text:span></text:p>
            </text:list-item>
            <text:list-item>
              <text:p text:style-name="P19">+<text:span text:style-name="T1">0.2x FOR (1.35x)</text:span></text:p>
            </text:list-item>
            <text:list-item>
              <text:p text:style-name="P19">+<text:span text:style-name="T1">0.2x </text:span><text:span text:style-name="T5">DEF</text:span><text:span text:style-name="T1"> (1.3x)</text:span></text:p>
            </text:list-item>
            <text:list-item>
              <text:p text:style-name="P5">+Y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19">+<text:span text:style-name="T1">0.5x </text:span><text:span text:style-name="T5">SPD</text:span><text:span text:style-name="T1"> (1.9x)</text:span></text:p>
            </text:list-item>
            <text:list-item>
              <text:p text:style-name="P19">+<text:span text:style-name="T1">0.4x FOR (1.75x)</text:span></text:p>
            </text:list-item>
            <text:list-item>
              <text:p text:style-name="P19">+<text:span text:style-name="T1">0.3x </text:span><text:span text:style-name="T5">DEF</text:span><text:span text:style-name="T1"> (1.6x)</text:span></text:p>
            </text:list-item>
            <text:list-item>
              <text:p text:style-name="P5">+<text:span text:style-name="T8">Godspeed 3</text:span></text:p>
            </text:list-item>
            <text:list-item>
              <text:p text:style-name="P5">+<text:span text:style-name="T3">Technique Mastery 5</text:span></text:p>
            </text:list-item>
          </text:list>
        </text:list-item>
      </text:list>
      <text:p text:style-name="P2">SPACE</text:p>
      <text:list text:continue-numbering="true" text:style-name="L1">
        <text:list-item>
          <text:p text:style-name="P16">T1</text:p>
          <text:list>
            <text:list-item>
              <text:p text:style-name="P17">1.2x FOR</text:p>
            </text:list-item>
            <text:list-item>
              <text:p text:style-name="P17">1.15x <text:span text:style-name="T5">SPD</text:span></text:p>
            </text:list-item>
            <text:list-item>
              <text:p text:style-name="P17">1.1x OFF</text:p>
            </text:list-item>
            <text:list-item>
              <text:p text:style-name="P18">X</text:p>
            </text:list-item>
            <text:list-item>
              <text:p text:style-name="P18">X</text:p>
            </text:list-item>
          </text:list>
        </text:list-item>
        <text:list-item>
          <text:p text:style-name="P3">T2</text:p>
          <text:list>
            <text:list-item>
              <text:p text:style-name="P19">+<text:span text:style-name="T1">0.2x FOR (1.4x)</text:span></text:p>
            </text:list-item>
            <text:list-item>
              <text:p text:style-name="P19">+<text:span text:style-name="T1">0.2x </text:span><text:span text:style-name="T5">SPD</text:span><text:span text:style-name="T1"> (1.35x)</text:span></text:p>
            </text:list-item>
            <text:list-item>
              <text:p text:style-name="P19">+<text:span text:style-name="T1">0.2x OFF (1.3x)</text:span></text:p>
            </text:list-item>
            <text:list-item>
              <text:p text:style-name="P5">+Y</text:p>
            </text:list-item>
            <text:list-item>
              <text:p text:style-name="P5">+Y</text:p>
            </text:list-item>
          </text:list>
        </text:list-item>
        <text:list-item>
          <text:p text:style-name="P3">T3</text:p>
          <text:list>
            <text:list-item>
              <text:p text:style-name="P19">+<text:span text:style-name="T1">0.5x FOR (1.9x)</text:span></text:p>
            </text:list-item>
            <text:list-item>
              <text:p text:style-name="P19">+<text:span text:style-name="T1">0.4x </text:span><text:span text:style-name="T5">SPD</text:span><text:span text:style-name="T1"> (1.75x)</text:span></text:p>
            </text:list-item>
            <text:list-item>
              <text:p text:style-name="P19">+<text:span text:style-name="T1">0.3x OFF (1.6x)</text:span></text:p>
            </text:list-item>
            <text:list-item>
              <text:p text:style-name="P5">+<text:span text:style-name="T8">Pressure 5</text:span></text:p>
            </text:list-item>
            <text:list-item>
              <text:p text:style-name="P5">+<text:span text:style-name="T8">Unnerve 5</text:span></text:p>
            </text:list-item>
          </text:list>
        </text:list-item>
      </text:list>
      <text:p text:style-name="P14"/>
      <text:p text:style-name="P25">PASSIVE ALTERATIONS</text:p>
      <text:p text:style-name="P26">NEW → <text:span text:style-name="T9">FireHerald</text:span></text:p>
      <text:list text:style-name="L3">
        <text:list-item>
          <text:p text:style-name="P27"/>
        </text:list-item>
      </text:list>
      <text:p text:style-name="P26">NEW → <text:span text:style-name="T9">EarthHerald</text:span></text:p>
      <text:list text:style-name="L4">
        <text:list-item>
          <text:p text:style-name="P28"/>
        </text:list-item>
      </text:list>
      <text:p text:style-name="P26">ALTERED → <text:span text:style-name="T9">IceHerald</text:span></text:p>
      <text:list text:style-name="L5">
        <text:list-item>
          <text:p text:style-name="P29">Now detonates stacks of Chill on the target when they reach 100, dealing a flat amount of damage (the amount of damage it already does in the code). </text:p>
        </text:list-item>
      </text:list>
      <text:p text:style-name="P26">NEW → <text:span text:style-name="T9">AngelicInfusion</text:span></text:p>
      <text:list text:style-name="L6">
        <text:list-item>
          <text:p text:style-name="P30">x</text:p>
        </text:list-item>
      </text:list>
      <text:p text:style-name="P31">NEW → <text:span text:style-name="T9">Entropic</text:span></text:p>
      <text:list text:style-name="L7">
        <text:list-item>
          <text:p text:style-name="P32">Multiples durability loss against you by (1+amount). (Ex. 1 doubles, 2 triples, etc.) This applies to both armor that you are damaging and swords being damaged by hitting you.</text:p>
        </text:list-item>
      </text:list>
      <text:p text:style-name="P33">NEW → <text:span text:style-name="T9">Vortex</text:span></text:p>
      <text:list text:style-name="L8">
        <text:list-item>
          <text:p text:style-name="P34">Provides a percentage chance that the character will be teleported away in a random direction upon being hit. The range scales 1:1 with the chance (5% → 5 tiles, for instanc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21:44:37.186253200</meta:creation-date>
    <dc:date>2026-04-11T01:06:47.779560000</dc:date>
    <meta:editing-duration>PT1M18S</meta:editing-duration>
    <meta:editing-cycles>1</meta:editing-cycles>
    <meta:document-statistic meta:table-count="0" meta:image-count="0" meta:object-count="0" meta:page-count="9" meta:paragraph-count="295" meta:word-count="882" meta:character-count="3184" meta:non-whitespace-character-count="2864"/>
    <meta:generator>LibreOffice/26.2.1.2$Windows_X86_64 LibreOffice_project/620$Build-2</meta:generator>
  </office:meta>
</office:document-meta>
</file>